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text-properties officeooo:rsid="000b4578" officeooo:paragraph-rsid="000b4578"/>
    </style:style>
    <style:style style:name="P4" style:family="paragraph" style:parent-style-name="Text_20_body">
      <style:text-properties officeooo:rsid="000b4578" officeooo:paragraph-rsid="000b4578"/>
    </style:style>
    <style:style style:name="P5" style:family="paragraph" style:parent-style-name="Standard">
      <style:text-properties officeooo:paragraph-rsid="000b4578"/>
    </style:style>
    <style:style style:name="P6" style:family="paragraph" style:parent-style-name="Text_20_body">
      <style:text-properties officeooo:paragraph-rsid="000b4578"/>
    </style:style>
    <style:style style:name="P7" style:family="paragraph" style:parent-style-name="Text_20_body">
      <style:text-properties officeooo:paragraph-rsid="000e77e9"/>
    </style:style>
    <style:style style:name="P8"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var ds-font-family-code" fo:font-size="12pt" fo:letter-spacing="normal" fo:font-style="normal" fo:font-weight="normal" style:font-size-asian="12pt" style:font-size-complex="12pt"/>
    </style:style>
    <style:style style:name="P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fo:font-size="12pt" fo:letter-spacing="normal" style:font-size-asian="12pt" style:font-size-complex="12pt"/>
    </style:style>
    <style:style style:name="P10" style:family="paragraph" style:parent-style-name="Text_20_body">
      <style:text-properties officeooo:paragraph-rsid="000edc87"/>
    </style:style>
    <style:style style:name="P1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636f88" loext:opacity="100%" style:font-name="var ds-font-family-code" fo:font-size="12pt" fo:letter-spacing="normal" fo:font-style="normal" fo:font-weight="normal" style:font-size-asian="12pt" style:font-size-complex="12pt"/>
    </style:style>
    <style:style style:name="P12"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size="12pt" style:font-size-asian="12pt" style:font-size-complex="12pt"/>
    </style:style>
    <style:style style:name="P13" style:family="paragraph" style:parent-style-name="Preformatted_20_Text">
      <style:paragraph-properties fo:margin-left="0cm" fo:margin-right="0cm" fo:margin-top="0cm" fo:margin-bottom="0cm" style:contextual-spacing="false" fo:text-indent="0cm" style:auto-text-indent="false" fo:padding="0cm" fo:border="none"/>
      <style:text-properties style:font-name="var ds-font-family-code"/>
    </style:style>
    <style:style style:name="P14"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15"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style:style>
    <style:style style:name="P16" style:family="paragraph" style:parent-style-name="Preformatted_20_Text">
      <style:paragraph-properties fo:margin-left="0cm" fo:margin-right="0cm" fo:margin-top="0cm" fo:margin-bottom="0cm" style:contextual-spacing="false" fo:padding="0cm" fo:border="none"/>
    </style:style>
    <style:style style:name="P17" style:family="paragraph" style:parent-style-name="Preformatted_20_Text">
      <style:paragraph-properties fo:margin-left="0cm" fo:margin-right="0cm" fo:margin-top="0cm" fo:margin-bottom="0cm" style:contextual-spacing="false" fo:text-indent="0cm" style:auto-text-indent="false" fo:padding="0cm" fo:border="none"/>
      <style:text-properties fo:color="#636f88" loext:opacity="100%" style:font-name="var ds-font-family-code"/>
    </style:style>
    <style:style style:name="P18" style:family="paragraph" style:parent-style-name="Text_20_body">
      <style:paragraph-properties fo:margin-left="0cm" fo:margin-right="0cm" fo:margin-top="0cm" fo:margin-bottom="0cm" style:contextual-spacing="false" fo:text-indent="0cm" style:auto-text-indent="false"/>
      <style:text-properties fo:color="#ffffff" loext:opacity="100%" fo:background-color="#000000" loext:padding="0cm" loext:border="none"/>
    </style:style>
    <style:style style:name="P19" style:family="paragraph" style:parent-style-name="Text_20_body">
      <style:paragraph-properties fo:margin-left="0.318cm" fo:margin-right="0cm" fo:orphans="2" fo:widows="2" fo:text-indent="0cm" style:auto-text-indent="false"/>
    </style:style>
    <style:style style:name="P20" style:family="paragraph" style:parent-style-name="Preformatted_20_Text">
      <style:paragraph-properties fo:margin-left="0cm" fo:margin-right="0cm" fo:margin-top="0cm" fo:margin-bottom="0cm" style:contextual-spacing="false" fo:text-indent="0cm" style:auto-text-indent="false" fo:padding="0cm" fo:border="none"/>
      <style:text-properties officeooo:paragraph-rsid="000eff7d"/>
    </style:style>
    <style:style style:name="P21" style:family="paragraph" style:parent-style-name="Text_20_body">
      <style:text-properties fo:color="#ffffff" loext:opacity="100%" fo:background-color="#000000" loext:padding="0cm" loext:border="none"/>
    </style:style>
    <style:style style:name="P22" style:family="paragraph" style:parent-style-name="Text_20_body">
      <style:text-properties officeooo:paragraph-rsid="000fcecd"/>
    </style:style>
    <style:style style:name="P23" style:family="paragraph" style:parent-style-name="Text_20_body">
      <style:paragraph-properties fo:margin-left="0cm" fo:margin-right="0cm" fo:text-indent="0cm" style:auto-text-indent="false"/>
    </style:style>
    <style:style style:name="T1" style:family="text">
      <style:text-properties officeooo:rsid="000e77e9" style:language-asian="ja" style:country-asian="JP"/>
    </style:style>
    <style:style style:name="T2" style:family="text">
      <style:text-properties style:language-asian="ja" style:country-asian="JP"/>
    </style:style>
    <style:style style:name="T3" style:family="text">
      <style:text-properties fo:color="#81a1c1" loext:opacity="100%"/>
    </style:style>
    <style:style style:name="T4" style:family="text">
      <style:text-properties fo:color="#b48ead" loext:opacity="100%"/>
    </style:style>
    <style:style style:name="T5" style:family="text">
      <style:text-properties fo:color="#636f88" loext:opacity="100%"/>
    </style:style>
    <style:style style:name="T6" style:family="text">
      <style:text-properties fo:color="#88c0d0" loext:opacity="100%"/>
    </style:style>
    <style:style style:name="T7" style:family="text">
      <style:text-properties fo:color="#81a1c1" loext:opacity="100%" style:font-name="var ds-font-family-code" fo:font-style="normal" fo:font-weight="normal"/>
    </style:style>
    <style:style style:name="T8" style:family="text">
      <style:text-properties style:font-name="var ds-font-family-code" fo:font-style="normal" fo:font-weight="normal"/>
    </style:style>
    <style:style style:name="T9" style:family="text">
      <style:text-properties fo:color="#a3be8c" loext:opacity="100%" style:font-name="var ds-font-family-code" fo:font-style="normal" fo:font-weight="normal"/>
    </style:style>
    <style:style style:name="T10" style:family="text">
      <style:text-properties fo:color="#b48ead" loext:opacity="100%" style:font-name="var ds-font-family-code" fo:font-style="normal" fo:font-weight="normal"/>
    </style:style>
    <style:style style:name="T11" style:family="text">
      <style:text-properties fo:color="#a3be8c" loext:opacity="100%"/>
    </style:style>
    <style:style style:name="T12" style:family="text">
      <style:text-properties fo:background-color="#000000" loext:char-shading-value="0"/>
    </style:style>
    <style:style style:name="T13" style:family="text">
      <style:text-properties fo:color="#88c0d0" loext:opacity="100%" style:font-name="var ds-font-family-code" fo:font-style="normal" fo:font-weight="normal"/>
    </style:style>
    <style:style style:name="T14" style:family="text">
      <style:text-properties fo:color="#81a1c1" loext:opacity="100%" style:font-name="var ds-font-family-code"/>
    </style:style>
    <style:style style:name="T15" style:family="text">
      <style:text-properties style:font-name="var ds-font-family-code"/>
    </style:style>
    <style:style style:name="T16" style:family="text">
      <style:text-properties fo:color="#a3be8c" loext:opacity="100%" style:font-name="var ds-font-family-code"/>
    </style:style>
    <style:style style:name="T17" style:family="text">
      <style:text-properties fo:color="#b48ead" loext:opacity="100%" style:font-name="var ds-font-family-code"/>
    </style:style>
    <style:style style:name="T18" style:family="text">
      <style:text-properties fo:color="#88c0d0" loext:opacity="100%" style:font-name="var ds-font-family-code"/>
    </style:style>
    <style:style style:name="T19" style:family="text">
      <style:text-properties fo:color="#636f88" loext:opacity="100%" style:font-name="var ds-font-family-cod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16_3155058529" text:style-name="Index_20_Link" text:visited-style-name="Index_20_Link">Part 0<text:tab/>3</text:a></text:p>
          <text:p text:style-name="P2"><text:a xlink:type="simple" xlink:href="#__RefHeading___Toc118_3155058529" text:style-name="Index_20_Link" text:visited-style-name="Index_20_Link">Fundamentals of Web Apps<text:tab/>3</text:a></text:p>
          <text:p text:style-name="P2"><text:a xlink:type="simple" xlink:href="#__RefHeading___Toc120_3155058529" text:style-name="Index_20_Link" text:visited-style-name="Index_20_Link">Developer Console and Debugging Tools<text:tab/>3</text:a></text:p>
          <text:p text:style-name="P2"><text:a xlink:type="simple" xlink:href="#__RefHeading___Toc122_3155058529" text:style-name="Index_20_Link" text:visited-style-name="Index_20_Link">HTTP GET and Resource Fetching<text:tab/>3</text:a></text:p>
          <text:p text:style-name="P2"><text:a xlink:type="simple" xlink:href="#__RefHeading___Toc124_3155058529" text:style-name="Index_20_Link" text:visited-style-name="Index_20_Link">Traditional Web Applications<text:tab/>3</text:a></text:p>
          <text:p text:style-name="P2"><text:a xlink:type="simple" xlink:href="#__RefHeading___Toc126_3155058529" text:style-name="Index_20_Link" text:visited-style-name="Index_20_Link">Running Application Logic in the Browser<text:tab/>3</text:a></text:p>
          <text:p text:style-name="P2"><text:a xlink:type="simple" xlink:href="#__RefHeading___Toc128_3155058529" text:style-name="Index_20_Link" text:visited-style-name="Index_20_Link">Event Handlers and Callback Functions<text:tab/>4</text:a></text:p>
          <text:p text:style-name="P2"><text:a xlink:type="simple" xlink:href="#__RefHeading___Toc130_3155058529" text:style-name="Index_20_Link" text:visited-style-name="Index_20_Link">Document Object Model (DOM)<text:tab/>4</text:a></text:p>
          <text:p text:style-name="P2"><text:a xlink:type="simple" xlink:href="#__RefHeading___Toc132_3155058529" text:style-name="Index_20_Link" text:visited-style-name="Index_20_Link">Manipulating the DOM from the Console<text:tab/>4</text:a></text:p>
          <text:p text:style-name="P2"><text:a xlink:type="simple" xlink:href="#__RefHeading___Toc134_3155058529" text:style-name="Index_20_Link" text:visited-style-name="Index_20_Link">CSS and Styling Rules<text:tab/>4</text:a></text:p>
          <text:p text:style-name="P2"><text:a xlink:type="simple" xlink:href="#__RefHeading___Toc136_3155058529" text:style-name="Index_20_Link" text:visited-style-name="Index_20_Link">Forms and HTTP POST Requests<text:tab/>4</text:a></text:p>
          <text:p text:style-name="P2"><text:a xlink:type="simple" xlink:href="#__RefHeading___Toc138_3155058529" text:style-name="Index_20_Link" text:visited-style-name="Index_20_Link">AJAX: A Revolution in Web Development<text:tab/>5</text:a></text:p>
          <text:p text:style-name="P2"><text:a xlink:type="simple" xlink:href="#__RefHeading___Toc140_3155058529" text:style-name="Index_20_Link" text:visited-style-name="Index_20_Link">The Single-Page App Approach<text:tab/>5</text:a></text:p>
          <text:p text:style-name="P2"><text:a xlink:type="simple" xlink:href="#__RefHeading___Toc142_3155058529" text:style-name="Index_20_Link" text:visited-style-name="Index_20_Link">JavaScript Libraries and Frameworks<text:tab/>5</text:a></text:p>
          <text:p text:style-name="P2"><text:a xlink:type="simple" xlink:href="#__RefHeading___Toc144_3155058529" text:style-name="Index_20_Link" text:visited-style-name="Index_20_Link">Full-Stack Web Development<text:tab/>5</text:a></text:p>
          <text:p text:style-name="P2"><text:a xlink:type="simple" xlink:href="#__RefHeading___Toc146_3155058529" text:style-name="Index_20_Link" text:visited-style-name="Index_20_Link">JavaScript Fatigue<text:tab/>6</text:a></text:p>
          <text:p text:style-name="P2"><text:a xlink:type="simple" xlink:href="#__RefHeading___Toc148_3155058529" text:style-name="Index_20_Link" text:visited-style-name="Index_20_Link">Summary<text:tab/>6</text:a></text:p>
          <text:p text:style-name="P1"><text:a xlink:type="simple" xlink:href="#__RefHeading___Toc526_4110317715" text:style-name="Index_20_Link" text:visited-style-name="Index_20_Link">Part 1<text:tab/>6</text:a></text:p>
          <text:p text:style-name="P2"><text:a xlink:type="simple" xlink:href="#__RefHeading___Toc528_4110317715" text:style-name="Index_20_Link" text:visited-style-name="Index_20_Link">React Basics<text:tab/>7</text:a></text:p>
          <text:p text:style-name="P2"><text:a xlink:type="simple" xlink:href="#__RefHeading___Toc530_4110317715" text:style-name="Index_20_Link" text:visited-style-name="Index_20_Link">JavaScript Fundamentals<text:tab/>9</text:a></text:p>
          <text:p text:style-name="P2"><text:a xlink:type="simple" xlink:href="#__RefHeading___Toc532_4110317715" text:style-name="Index_20_Link" text:visited-style-name="Index_20_Link">Component State, Event Handlers<text:tab/>12</text:a></text:p>
          <text:p text:style-name="P2"><text:a xlink:type="simple" xlink:href="#__RefHeading___Toc534_4110317715" text:style-name="Index_20_Link" text:visited-style-name="Index_20_Link">Complex State Management<text:tab/>15</text:a></text:p>
          <text:p text:style-name="P1"><text:a xlink:type="simple" xlink:href="#__RefHeading___Toc536_4110317715" text:style-name="Index_20_Link" text:visited-style-name="Index_20_Link">Part 2<text:tab/>19</text:a></text:p>
        </text:index-body>
      </text:table-of-content>
      <text:h text:style-name="P3" text:outline-level="1"><text:soft-page-break/></text:h>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
      <text:p text:style-name="P4"/>
      <text:h text:style-name="P3" text:outline-level="1"><text:bookmark-start text:name="__RefHeading___Toc116_3155058529"/><text:soft-page-break/>Part 0<text:bookmark-end text:name="__RefHeading___Toc116_3155058529"/></text:h>
      <text:h text:style-name="Heading_20_2" text:outline-level="2"><text:bookmark-start text:name="__RefHeading___Toc118_3155058529"/>Fundamentals of Web Apps<text:bookmark-end text:name="__RefHeading___Toc118_3155058529"/></text:h>
      <text:p text:style-name="Text_20_body">This section introduces the basics of web application development through an example app, which serves to illustrate fundamental principles. While the app demonstrates outdated techniques, it provides a foundation for understanding concepts like HTTP communication, HTML rendering, and JavaScript-based client-side logic. Modern best practices will be adopted in later parts of the course.</text:p>
      <text:h text:style-name="Heading_20_2" text:outline-level="2"><text:bookmark-start text:name="__RefHeading___Toc120_3155058529"/>Developer Console and Debugging Tools<text:bookmark-end text:name="__RefHeading___Toc120_3155058529"/></text:h>
      <text:p text:style-name="Text_20_body">The <text:span text:style-name="Strong_20_Emphasis">Developer Console</text:span> is an essential tool for debugging web applications. It allows developers to monitor HTTP requests, view logs, and manipulate the page dynamically. The <text:span text:style-name="Strong_20_Emphasis">Network</text:span> tab is particularly important for inspecting server communications, such as GET requests, response headers, and status codes. Developers are advised to keep the console open at all times and adjust settings to disable caching and preserve logs, which helps maintain a clear record of activity during development. The <text:span text:style-name="Strong_20_Emphasis">Console</text:span> tab, equally important, logs data and errors, aiding in troubleshooting and debugging.</text:p>
      <text:h text:style-name="Heading_20_2" text:outline-level="2"><text:bookmark-start text:name="__RefHeading___Toc122_3155058529"/>HTTP GET and Resource Fetching<text:bookmark-end text:name="__RefHeading___Toc122_3155058529"/></text:h>
      <text:p text:style-name="Text_20_body">The interaction between a web browser and a server is facilitated by the HTTP protocol. When a page is loaded, the browser sends GET requests to fetch resources. For example, accessing the example app's homepage triggers a request to retrieve the HTML document and another to download an image. The browser processes these responses based on their <text:span text:style-name="Strong_20_Emphasis">Content-Type</text:span> headers, rendering HTML as a webpage and PNG data as an image. This sequence demonstrates how the browser builds a page incrementally, with HTML content rendered before images are fully loaded.</text:p>
      <text:h text:style-name="Heading_20_2" text:outline-level="2"><text:bookmark-start text:name="__RefHeading___Toc124_3155058529"/>Traditional Web Applications<text:bookmark-end text:name="__RefHeading___Toc124_3155058529"/></text:h>
      <text:p text:style-name="Text_20_body">The example app mimics traditional web development, where all application logic resides on the server. The server dynamically generates HTML pages by embedding variables, such as the number of notes created, into template strings. The homepage demonstrates this with dynamically generated content rendered using Node.js and the Express library. Traditional methods rely on "dumb" browsers that simply render server-generated HTML without performing any complex client-side processing.</text:p>
      <text:h text:style-name="Heading_20_2" text:outline-level="2"><text:bookmark-start text:name="__RefHeading___Toc126_3155058529"/>Running Application Logic in the Browser<text:bookmark-end text:name="__RefHeading___Toc126_3155058529"/></text:h>
      <text:p text:style-name="Text_20_body">Modern web applications leverage JavaScript to execute application logic directly in the browser. On the example app's notes page, the browser fetches and executes a JavaScript file (<text:span text:style-name="Source_20_Text">main.js</text:span>) that dynamically updates the DOM with a list of notes. This is done by retrieving data from a <text:span text:style-name="Source_20_Text">/data.json</text:span> endpoint, which provides raw JSON data. The JavaScript code parses this data, creates an unordered list (<text:span text:style-name="Source_20_Text">ul</text:span>), and appends list items (<text:span text:style-name="Source_20_Text">li</text:span>) for each note, displaying them dynamically. While the sample code uses outdated techniques like <text:span text:style-name="Source_20_Text">XMLHttpRequest</text:span>, it illustrates how browsers fetch and process data asynchronously.</text:p>
      <text:h text:style-name="Heading_20_2" text:outline-level="2"><text:bookmark-start text:name="__RefHeading___Toc128_3155058529"/><text:soft-page-break/>Event Handlers and Callback Functions<text:bookmark-end text:name="__RefHeading___Toc128_3155058529"/></text:h>
      <text:p text:style-name="Text_20_body">JavaScript employs event-driven programming, where event handlers (callback functions) are invoked by the browser when specific events occur. For example, the <text:span text:style-name="Source_20_Text">onreadystatechange</text:span> event is used to process server responses once the request state indicates completion. This structure ensures that the browser handles asynchronous operations efficiently, waiting for responses before executing dependent code.</text:p>
      <text:h text:style-name="Heading_20_2" text:outline-level="2"><text:bookmark-start text:name="__RefHeading___Toc130_3155058529"/>Document Object Model (DOM)<text:bookmark-end text:name="__RefHeading___Toc130_3155058529"/></text:h>
      <text:p text:style-name="Text_20_body">HTML documents are represented as tree-like structures called the DOM, which allows for programmatic interaction with page elements. JavaScript can create, modify, or delete nodes in the DOM using methods such as <text:span text:style-name="Source_20_Text">createElement</text:span> and <text:span text:style-name="Source_20_Text">appendChild</text:span>. For example, the JavaScript code in the notes page creates a <text:span text:style-name="Source_20_Text">ul</text:span> element, adds <text:span text:style-name="Source_20_Text">li</text:span> items for each note, and appends it to the DOM tree. The <text:span text:style-name="Strong_20_Emphasis">Elements</text:span> tab in the Developer Console visualizes this structure, enabling developers to inspect and modify elements directly.</text:p>
      <text:h text:style-name="Heading_20_2" text:outline-level="2"><text:bookmark-start text:name="__RefHeading___Toc132_3155058529"/>Manipulating the DOM from the Console<text:bookmark-end text:name="__RefHeading___Toc132_3155058529"/></text:h>
      <text:p text:style-name="Text_20_body">The browser console provides an interactive way to manipulate the DOM. Developers can dynamically add, modify, or remove elements by using commands like <text:span text:style-name="Source_20_Text">createElement</text:span> and <text:span text:style-name="Source_20_Text">appendChild</text:span>. Changes made through the console are temporary, as reloading the page resets the DOM to its original state based on the server-provided data. This illustrates how JavaScript manipulates a local representation of the page while leaving the server-side data unaffected.</text:p>
      <text:h text:style-name="Heading_20_2" text:outline-level="2"><text:bookmark-start text:name="__RefHeading___Toc134_3155058529"/>CSS and Styling Rules<text:bookmark-end text:name="__RefHeading___Toc134_3155058529"/></text:h>
      <text:p text:style-name="Text_20_body">The Notes page includes a link in its HTML head element to fetch a CSS style sheet, <text:span text:style-name="Source_20_Text">main.css</text:span>, which determines the appearance of the page. CSS, or Cascading Style Sheets, is a language used for defining the styles of web elements. The <text:span text:style-name="Source_20_Text">main.css</text:span> file defines two class selectors: <text:span text:style-name="Source_20_Text">.container</text:span> and <text:span text:style-name="Source_20_Text">.notes</text:span>. The <text:span text:style-name="Source_20_Text">.container</text:span> class outlines elements with a 1-pixel border and adds padding, while the <text:span text:style-name="Source_20_Text">.notes</text:span> class changes the text color to blue.</text:p>
      <text:p text:style-name="Text_20_body">HTML elements can include attributes like <text:span text:style-name="Source_20_Text">class</text:span> or <text:span text:style-name="Source_20_Text">id</text:span>. In this example, the <text:span text:style-name="Source_20_Text">div</text:span> element with the class <text:span text:style-name="Source_20_Text">container</text:span> is styled according to the CSS rules, and the unordered list of notes is styled using the <text:span text:style-name="Source_20_Text">.notes</text:span> class. These styles can be viewed and temporarily modified in the browser's Developer Tools. However, any permanent changes must be saved to the CSS file.</text:p>
      <text:h text:style-name="Heading_20_2" text:outline-level="2"><text:bookmark-start text:name="__RefHeading___Toc136_3155058529"/>Forms and HTTP POST Requests<text:bookmark-end text:name="__RefHeading___Toc136_3155058529"/></text:h>
      <text:p text:style-name="Text_20_body">The Notes page contains a form that enables users to add new notes. When the form is submitted, the browser sends an HTTP POST request to the server's <text:span text:style-name="Source_20_Text">new_note</text:span> endpoint. The server responds with a <text:span text:style-name="Source_20_Text">302 Found</text:span> status, redirecting the browser to reload the Notes page.</text:p>
      <text:p text:style-name="Text_20_body">This reload results in multiple HTTP GET requests, including requests for <text:span text:style-name="Source_20_Text">main.css</text:span>, <text:span text:style-name="Source_20_Text">main.js</text:span>, and the JSON data for existing notes. The form submission's data is encapsulated in the request body and is accessible on the server through the <text:span text:style-name="Source_20_Text">req.body</text:span> object. The server code adds the note <text:soft-page-break/>to an in-memory array and redirects the browser, but the data is not persistently stored, so new notes disappear when the server restarts.</text:p>
      <text:h text:style-name="Heading_20_2" text:outline-level="2"><text:bookmark-start text:name="__RefHeading___Toc138_3155058529"/>AJAX: A Revolution in Web Development<text:bookmark-end text:name="__RefHeading___Toc138_3155058529"/></text:h>
      <text:p text:style-name="Text_20_body">The Notes page employs AJAX (Asynchronous JavaScript and XML) for fetching notes asynchronously without requiring a full page reload. AJAX allows for dynamic content updates by fetching and rendering data using JavaScript. While the form submission on this page still uses traditional mechanisms, AJAX showcases the evolution from server-rendered pages to interactive, browser-side updates.</text:p>
      <text:p text:style-name="Text_20_body">The term AJAX became a significant milestone in web development in the early 2000s. Although the term is rarely used today, its influence remains foundational to modern web technologies.</text:p>
      <text:h text:style-name="Heading_20_2" text:outline-level="2"><text:bookmark-start text:name="__RefHeading___Toc140_3155058529"/>The Single-Page App Approach<text:bookmark-end text:name="__RefHeading___Toc140_3155058529"/></text:h>
      <text:p text:style-name="Text_20_body">The Notes page transitions toward a Single-Page Application (SPA) model in its alternative implementation. Unlike traditional web pages, SPAs fetch content dynamically without reloading the entire page. The SPA version of the Notes page employs JavaScript to handle form submissions and send data as JSON via an HTTP POST request. This eliminates unnecessary reloads, making the user experience smoother.</text:p>
      <text:p text:style-name="Text_20_body">The JavaScript code registers an event handler for form submissions, preventing default behavior. It processes the new note, updates the page dynamically, and sends the data to the server using an HTTP POST request with the <text:span text:style-name="Source_20_Text">Content-Type</text:span> header set to <text:span text:style-name="Source_20_Text">application/json</text:span>.</text:p>
      <text:h text:style-name="Heading_20_2" text:outline-level="2"><text:bookmark-start text:name="__RefHeading___Toc142_3155058529"/>JavaScript Libraries and Frameworks<text:bookmark-end text:name="__RefHeading___Toc142_3155058529"/></text:h>
      <text:p text:style-name="Text_20_body">The course emphasizes using "vanilla" JavaScript to manipulate web pages. Historically, libraries like jQuery simplified JavaScript development and ensured cross-browser compatibility. However, advancements in JavaScript and browser technologies have diminished jQuery's prominence.</text:p>
      <text:p text:style-name="Text_20_body">The rise of SPAs brought modern frameworks like BackboneJS, AngularJS, and React into focus. While AngularJS initially dominated, its popularity declined due to compatibility issues with newer versions. React, currently the most widely adopted library, provides robust tools for building SPAs. Alternatives like Vue.js are also gaining traction.</text:p>
      <text:h text:style-name="Heading_20_2" text:outline-level="2"><text:bookmark-start text:name="__RefHeading___Toc144_3155058529"/>Full-Stack Web Development<text:bookmark-end text:name="__RefHeading___Toc144_3155058529"/></text:h>
      <text:p text:style-name="Text_20_body">Full-stack development involves working across all layers of a web application: the browser (frontend), the server (backend), and often a database. This course introduces full-stack concepts by using JavaScript for both frontend and backend development. While specialization was more common in the past, full-stack developers today are proficient in multiple layers and may also handle deployment and cloud configuration.</text:p>
      <text:p text:style-name="Text_20_body">Using JavaScript across the stack simplifies development but also introduces challenges, such as debugging asynchronous code and managing CSS for presentable designs.</text:p>
      <text:h text:style-name="Heading_20_2" text:outline-level="2"><text:bookmark-start text:name="__RefHeading___Toc146_3155058529"/><text:soft-page-break/>JavaScript Fatigue<text:bookmark-end text:name="__RefHeading___Toc146_3155058529"/></text:h>
      <text:p text:style-name="Text_20_body">The rapidly evolving nature of JavaScript presents unique challenges for developers, collectively referred to as "JavaScript fatigue." New tools, libraries, and best practices emerge frequently, overwhelming even experienced developers. This course acknowledges these difficulties and aims to minimize early-stage configuration challenges, allowing learners to focus on coding and concepts initially.</text:p>
      <text:h text:style-name="Heading_20_2" text:outline-level="2"><text:bookmark-start text:name="__RefHeading___Toc148_3155058529"/>Summary<text:bookmark-end text:name="__RefHeading___Toc148_3155058529"/></text:h>
      <text:p text:style-name="P5"><text:line-break/>Part 0 begins with an introduction to creating a simple Notes page using HTML, CSS, and JavaScript. The Notes page structure is defined with HTML, styled using CSS, and dynamically updated using JavaScript. The initial implementation follows a traditional server-rendered approach, with each action (e.g., submitting a form) resulting in a full page reload.</text:p>
      <text:p text:style-name="P6"><text:line-break/>The course then introduces AJAX, marking a transition from traditional web pages to more interactive experiences. AJAX allows asynchronous data fetching without reloading the entire page, paving the way for modern dynamic web applications.</text:p>
      <text:p text:style-name="Text_20_body"><text:line-break/>Building on AJAX, the course demonstrates a SPA version of the Notes page, where JavaScript handles form submissions and updates the page dynamically without reloads. This SPA model represents a significant leap in user experience and efficiency by reducing server requests and enhancing interactivity.</text:p>
      <text:p text:style-name="Text_20_body"><text:line-break/>The course acknowledges the historical importance of libraries like jQuery and the rise of modern SPA frameworks such as AngularJS, React, and Vue.js. These frameworks streamlined frontend development, though their complexity and rapid evolution also introduced challenges for developers.</text:p>
      <text:p text:style-name="Text_20_body"><text:line-break/>A brief introduction to full-stack development highlights how JavaScript can unify frontend and backend development. The course provides a foundation in full-stack concepts while addressing common challenges, such as debugging asynchronous code and managing CSS effectively.</text:p>
      <text:p text:style-name="Text_20_body"><text:line-break/>The course concludes with an acknowledgment of "JavaScript fatigue," emphasizing the overwhelming nature of the rapidly evolving ecosystem. It reassures learners by focusing on foundational concepts and practical application rather than exhaustive tool configurations.</text:p>
      <text:p text:style-name="Text_20_body"/>
      <text:h text:style-name="Heading_20_1" text:outline-level="1"><text:bookmark-start text:name="__RefHeading___Toc526_4110317715"/>Part 1<text:bookmark-end text:name="__RefHeading___Toc526_4110317715"/></text:h>
      <text:p text:style-name="Text_20_body"/>
      <text:p text:style-name="Text_20_body"/>
      <text:p text:style-name="Text_20_body"/>
      <text:h text:style-name="Heading_20_2" text:outline-level="2"><text:bookmark-start text:name="__RefHeading___Toc528_4110317715"/><text:soft-page-break/>React Basics<text:bookmark-end text:name="__RefHeading___Toc528_4110317715"/></text:h>
      <text:p text:style-name="Text_20_body"/>
      <text:p text:style-name="P7">To start a new React project, the easiest method is using Vite. Run the command<text:span text:style-name="T1">s:</text:span></text:p>
      <text:p text:style-name="P7">npm create vite@latest introdemo -- --template react</text:p>
      <text:p text:style-name="P7">cd introdemo </text:p>
      <text:p text:style-name="P7">npm install</text:p>
      <text:p text:style-name="P7">npm run dev</text:p>
      <text:p text:style-name="P7"><text:span text:style-name="T1">T</text:span>o generate a new React application. Navigate into the project folder<text:span text:style-name="T2"> </text:span><text:span text:style-name="T1">and</text:span><text:span text:style-name="T2"> </text:span>install dependencies and start the development server. By default, the application runs on http://localhost:5173. If port 5173 is occupied, Vite will automatically select the next available port.</text:p>
      <text:p text:style-name="Text_20_body">The initial project structure includes a src folder containing the main application code.</text:p>
      <text:p text:style-name="Text_20_body"/>
      <text:p text:style-name="Text_20_body">In React, components are the building blocks of the application. They are defined as JavaScript functions, typically using arrow function syntax for conciseness. For example, a component named App might return a JSX structure like a div containing a paragraph. When this component is rendered using ReactDOM.createRoot, its output is injected into the designated DOM element, usually a div with the ID root in index.html.</text:p>
      <text:p text:style-name="Text_20_body"/>
      <text:p text:style-name="Text_20_body">Components can be reused multiple times within an application. For instance, if you create a Hello component that renders a greeting, you can include it several times inside the App component. This modular approach makes it easier to manage and scale applications.</text:p>
      <text:p text:style-name="Text_20_body"/>
      <text:p text:style-name="P7">JSX is a syntax extension for JavaScript that allows you to write HTML-like code within your React components. Although it resembles HTML, JSX is actually transformed into JavaScript function calls behind the scenes. For example, a JSX expression like </text:p>
      <text:p text:style-name="P7">&lt;div&gt;&lt;p&gt;Hello&lt;/p&gt;&lt;/div&gt; </text:p>
      <text:p text:style-name="P7">compiles to </text:p>
      <text:p text:style-name="P7">React.createElement('div', null, React.createElement('p', null, 'Hello')).</text:p>
      <text:p text:style-name="Text_20_body"/>
      <text:p text:style-name="Text_20_body">There are a few key differences between JSX and HTML. In JSX, all tags must be properly closed, including self-closing tags like &lt;br /&gt;. Additionally, you can embed dynamic JavaScript expressions within curly braces {}, enabling you to inject variables, calculations, or function calls directly into your markup.</text:p>
      <text:p text:style-name="Text_20_body"/>
      <text:p text:style-name="Text_20_body">Props (short for properties) allow you to pass data from a parent component to a child component. For example, if you have a Hello component, you can pass a name prop to customize the greeting. <text:soft-page-break/>Inside the component, props are received as an object parameter, and you can access individual props like props.name. <text:span text:style-name="T1">Or use deconstruction like {name} to make access easier.</text:span></text:p>
      <text:p text:style-name="Text_20_body"/>
      <text:p text:style-name="P7">Props can be static strings or dynamic JavaScript expressions. For instance, you might pass a hardcoded name like </text:p>
      <text:p text:style-name="P7">&lt;Hello name="Alice" /&gt; </text:p>
      <text:p text:style-name="P7">or use a variable like </text:p>
      <text:p text:style-name="P7">&lt;Hello name={userName} /&gt;. </text:p>
      <text:p text:style-name="P7">You can also pass multiple props, including numbers, booleans, or even the results of expressions, such as </text:p>
      <text:p text:style-name="P7">&lt;Hello age={30 + 5} /&gt;.</text:p>
      <text:p text:style-name="Text_20_body"/>
      <text:p text:style-name="Text_20_body">When working with React, it’s crucial to keep the browser console open at all times. Many errors, such as rendering invalid content or missing props, will be displayed there. For example, if you accidentally try to render an entire object instead of a specific property, React will throw an error stating, "Objects are not valid as a React child." To fix this, ensure you only render primitive values like strings or numbers.</text:p>
      <text:p text:style-name="Text_20_body">Another common mistake is forgetting to capitalize component names. React treats lowercase components as built-in HTML tags, so a component like footer would render an actual &lt;footer&gt; HTML element instead of your custom component. Always start component names with a capital letter.</text:p>
      <text:p text:style-name="Text_20_body">Components must return a single root element. If you try to return multiple adjacent elements without wrapping them, React will throw an error. You can solve this by wrapping elements in a div or using a fragment (&lt;&gt;...&lt;/&gt;) to avoid adding extra nodes to the DOM.</text:p>
      <text:p text:style-name="Text_20_body"/>
      <text:p text:style-name="Text_20_body">React provides helpful error messages, but debugging still requires attention to detail. Always verify changes in small increments, and use console.log to inspect values during development. If an error occurs, revert to a working state before proceeding.</text:p>
      <text:p text:style-name="Text_20_body">Avoid rendering raw objects or arrays directly in JSX. Instead, access their properties or map through arrays to render individual items. For example, if you have an array of friends, render each friend’s name and age separately rather than trying to display the entire object.</text:p>
      <text:p text:style-name="Text_20_body"/>
      <text:p text:style-name="Text_20_body">By following these guidelines—keeping the console open, using proper component structure, and passing props correctly—you can build React applications efficiently while avoiding common pitfalls.</text:p>
      <text:p text:style-name="Text_20_body"/>
      <text:h text:style-name="Heading_20_2" text:outline-level="2"><text:soft-page-break/></text:h>
      <text:h text:style-name="Heading_20_2" text:outline-level="2"><text:bookmark-start text:name="__RefHeading___Toc530_4110317715"/>JavaScript Fundamentals<text:bookmark-end text:name="__RefHeading___Toc530_4110317715"/></text:h>
      <text:p text:style-name="Text_20_body"/>
      <text:p text:style-name="Text_20_body">JavaScript has undergone significant evolution in recent years, with ECMAScript®2024 (commonly referred to as ES15) representing the current standard. This continuous development means we now have access to more powerful and expressive syntax features. However, browser compatibility remains a challenge because different browsers implement these features at varying paces. To bridge this gap, we use transpilation tools like Babel, which convert modern JavaScript code into versions that can run reliably across different browser environments.</text:p>
      <text:p text:style-name="Text_20_body">In the context of React development, Vite provides a streamlined build process that automatically handles this transpilation behind the scenes. This allows developers to write modern JavaScript without worrying about compatibility issues.</text:p>
      <text:p text:style-name="Text_20_body"/>
      <text:p text:style-name="Text_20_body">JavaScript provides three ways to declare variables, each with specific use cases:</text:p>
      <text:p text:style-name="Text_20_body">const: Creates an immutable binding to a value. While the variable cannot be reassigned, the content of objects or arrays declared with const can still be modified.</text:p>
      <text:p text:style-name="Text_20_body">let: Offers block-scoped variable declarations that can be reassigned.</text:p>
      <text:p text:style-name="Text_20_body">var: The older function-scoped declaration that has some problematic behaviors, particularly with hoisting and scope leakage.</text:p>
      <text:p text:style-name="Text_20_body"/>
      <text:p text:style-name="P8"><text:span text:style-name="T3">const</text:span> x <text:span text:style-name="T3">=</text:span> <text:span text:style-name="T4">1</text:span><text:span text:style-name="T3">;</text:span> <text:s/></text:p>
      <text:p text:style-name="P8"><text:span text:style-name="T3">let</text:span> y <text:span text:style-name="T3">=</text:span> <text:span text:style-name="T4">5</text:span><text:span text:style-name="T3">;</text:span> <text:s/></text:p>
      <text:p text:style-name="P8">y <text:span text:style-name="T3">+=</text:span> <text:span text:style-name="T4">10</text:span><text:span text:style-name="T3">;</text:span> <text:s/><text:span text:style-name="T5">// Valid <text:s/></text:span></text:p>
      <text:p text:style-name="P8">x <text:span text:style-name="T3">=</text:span> <text:span text:style-name="T4">4</text:span><text:span text:style-name="T3">;</text:span> <text:s text:c="3"/><text:span text:style-name="T5">// Error (const reassignment) <text:s/></text:span></text:p>
      <text:p text:style-name="Text_20_body"/>
      <text:p text:style-name="Text_20_body">The choice between const and let follows a simple principle: use const by default, and only switch to let when you need to reassign the variable. This approach leads to more predictable code. JavaScript's dynamic typing allows variables to change types during execution, which provides flexibility but requires careful type management.</text:p>
      <text:p text:style-name="Text_20_body"/>
      <text:p text:style-name="Text_20_body"/>
      <text:p text:style-name="Text_20_body">Arrays in JavaScript are versatile data structures that come with a rich set of built-in methods. Understanding these methods is crucial for effective React development:</text:p>
      <text:p text:style-name="Text_20_body">The push method modifies the original array by adding elements to its end, while concat creates a new array that combines the original with additional elements. This distinction is particularly important in React, where immutability is often preferred for state management.</text:p>
      <text:p text:style-name="Text_20_body"/>
      <text:p text:style-name="Text_20_body"><text:soft-page-break/>The map method represents a cornerstone of functional programming in JavaScript. It creates a new array by applying a transformation function to each element of the original array. This pattern is ubiquitous in React for rendering lists of components.</text:p>
      <text:p text:style-name="Text_20_body">Array destructuring provides an elegant way to extract values from arrays into distinct variables. The rest parameter (...) in destructuring patterns allows collection of remaining elements, offering flexible array manipulation capabilities.</text:p>
      <text:p text:style-name="P8"><text:span text:style-name="T3">const</text:span> t <text:span text:style-name="T3">=</text:span> <text:span text:style-name="T3">[</text:span><text:span text:style-name="T4">1</text:span><text:span text:style-name="T3">,</text:span> <text:span text:style-name="T4">2</text:span><text:span text:style-name="T3">,</text:span> <text:span text:style-name="T4">3</text:span><text:span text:style-name="T3">];</text:span> <text:s/></text:p>
      <text:p text:style-name="P8"><text:span text:style-name="T3">const</text:span> squared <text:span text:style-name="T3">=</text:span> t<text:span text:style-name="T3">.</text:span><text:span text:style-name="T6">map</text:span><text:span text:style-name="T3">(</text:span>x <text:span text:style-name="T3">=&gt;</text:span> x <text:span text:style-name="T3">*</text:span> x<text:span text:style-name="T3">);</text:span> <text:s/><text:span text:style-name="T5">// [1, 4, 9] <text:s/></text:span></text:p>
      <text:p text:style-name="P8"><text:span text:style-name="T3">const</text:span> <text:span text:style-name="T3">[</text:span>first<text:span text:style-name="T3">,</text:span> <text:span text:style-name="T3">...</text:span>rest<text:span text:style-name="T3">]</text:span> <text:span text:style-name="T3">=</text:span> t<text:span text:style-name="T3">;</text:span> <text:s text:c="7"/><text:span text:style-name="T5">// first=1, rest=[2, 3] <text:s/></text:span></text:p>
      <text:p text:style-name="Text_20_body"/>
      <text:p text:style-name="Text_20_body"/>
      <text:p text:style-name="Text_20_body"/>
      <text:p text:style-name="Text_20_body">JavaScript objects are collections of key-value pairs that serve as the foundation for data organization. Objects can be created using literal notation, and their properties can be accessed either through dot notation or bracket notation (the latter being necessary for property names that aren't valid identifiers).</text:p>
      <text:p text:style-name="P8"><text:span text:style-name="T3">const</text:span> person <text:span text:style-name="T3">=</text:span> <text:span text:style-name="T3">{</text:span> <text:s/></text:p>
      <text:p text:style-name="P9"><text:s text:c="2"/><text:span text:style-name="T7">name:</text:span><text:span text:style-name="T8"> </text:span><text:span text:style-name="T9">'Alice'</text:span><text:span text:style-name="T7">,</text:span><text:span text:style-name="T8"> <text:s/></text:span></text:p>
      <text:p text:style-name="P9"><text:s text:c="2"/><text:span text:style-name="T7">age:</text:span><text:span text:style-name="T8"> </text:span><text:span text:style-name="T10">25</text:span><text:span text:style-name="T7">,</text:span><text:span text:style-name="T8"> <text:s/></text:span></text:p>
      <text:p text:style-name="P8"><text:span text:style-name="T3">};</text:span> <text:s/></text:p>
      <text:p text:style-name="P8">person<text:span text:style-name="T3">.</text:span>city <text:span text:style-name="T3">=</text:span> <text:span text:style-name="T11">'Berlin'</text:span><text:span text:style-name="T3">;</text:span> <text:s/></text:p>
      <text:p text:style-name="P8">console<text:span text:style-name="T3">.</text:span><text:span text:style-name="T6">log</text:span><text:span text:style-name="T3">(</text:span>person<text:span text:style-name="T3">[</text:span><text:span text:style-name="T11">'age'</text:span><text:span text:style-name="T3">]);</text:span> <text:s/><text:span text:style-name="T5">// 25 <text:s/></text:span></text:p>
      <text:p text:style-name="Text_20_body"/>
      <text:p text:style-name="Text_20_body">Objects in JavaScript are dynamic - properties can be added or removed at any time. This flexibility is powerful but requires careful consideration, especially when working with React state objects. The concept of method definitions within objects introduces the complex topic of this binding, which behaves differently between traditional functions and arrow functions.</text:p>
      <text:p text:style-name="Text_20_body"/>
      <text:p text:style-name="Text_20_body"/>
      <text:p text:style-name="Text_20_body">Modern JavaScript offers several function definition styles, each with specific characteristics:</text:p>
      <text:p text:style-name="Text_20_body">Arrow functions provide a concise syntax and lexical this binding, making them ideal for callbacks and methods where context preservation is important. Their implicit return feature for single-expression bodies further enhances code readability.</text:p>
      <text:p text:style-name="Text_20_body">Traditional function declarations are hoisted and have their own this context, which can be useful in certain object-oriented patterns. Function expressions offer similar capabilities but follow variable assignment rules.</text:p>
      <text:p text:style-name="P10">The choice between these styles depends on factors like scope requirements, this binding needs, and code organization preferences. In React development, arrow functions are generally preferred for their consistent behavior and clean syntax.</text:p>
      <text:p text:style-name="Preformatted_20_Text"/>
      <text:p text:style-name="Preformatted_20_Text"/>
      <text:p text:style-name="P11"><text:soft-page-break/>// Arrow function <text:s/></text:p>
      <text:p text:style-name="P8"><text:span text:style-name="T3">const</text:span> <text:span text:style-name="T6">sum</text:span> <text:span text:style-name="T3">=</text:span> <text:span text:style-name="T3">(</text:span>a<text:span text:style-name="T3">,</text:span> b<text:span text:style-name="T3">)</text:span> <text:span text:style-name="T3">=&gt;</text:span> a <text:span text:style-name="T3">+</text:span> b<text:span text:style-name="T3">;</text:span> <text:s/></text:p>
      <text:p text:style-name="P12"/>
      <text:p text:style-name="P11">// Traditional <text:s/></text:p>
      <text:p text:style-name="P8"><text:span text:style-name="T3">function</text:span> <text:span text:style-name="T6">product</text:span><text:span text:style-name="T3">(</text:span>a<text:span text:style-name="T3">,</text:span> b<text:span text:style-name="T3">)</text:span> <text:span text:style-name="T3">{</text:span> <text:s/></text:p>
      <text:p text:style-name="P9"><text:s text:c="2"/><text:span text:style-name="T7">return</text:span><text:span text:style-name="T8"> a </text:span><text:span text:style-name="T7">*</text:span><text:span text:style-name="T8"> b</text:span><text:span text:style-name="T7">;</text:span><text:span text:style-name="T8"> <text:s/></text:span></text:p>
      <text:p text:style-name="P8"><text:span text:style-name="T3">}</text:span> <text:s/></text:p>
      <text:p text:style-name="Text_20_body"/>
      <text:p text:style-name="Text_20_body"/>
      <text:p text:style-name="Text_20_body"/>
      <text:p text:style-name="Text_20_body">Understanding <text:span text:style-name="T12">this</text:span> is crucial for effective JavaScript development. The value of this is determined by how a function is called, leading to several common patterns:</text:p>
      <text:p text:style-name="Text_20_body"/>
      <text:p text:style-name="Text_20_body">Method invocation: this refers to the object containing the method</text:p>
      <text:p text:style-name="Text_20_body">Function invocation: this defaults to the global object (or undefined in strict mode)</text:p>
      <text:p text:style-name="Text_20_body">Constructor invocation: this refers to the newly created instance</text:p>
      <text:p text:style-name="Text_20_body">Explicit binding: call, apply, and bind can set this directly</text:p>
      <text:p text:style-name="P8"><text:span text:style-name="T3">const</text:span> obj <text:span text:style-name="T3">=</text:span> <text:span text:style-name="T3">{</text:span> <text:s/></text:p>
      <text:p text:style-name="P9"><text:s text:c="2"/><text:span text:style-name="T7">name:</text:span><text:span text:style-name="T8"> </text:span><text:span text:style-name="T9">'Bob'</text:span><text:span text:style-name="T7">,</text:span><text:span text:style-name="T8"> <text:s/></text:span></text:p>
      <text:p text:style-name="P9"><text:s text:c="2"/><text:span text:style-name="T13">greet</text:span><text:span text:style-name="T7">:</text:span><text:span text:style-name="T8"> </text:span><text:span text:style-name="T7">function()</text:span><text:span text:style-name="T8"> </text:span><text:span text:style-name="T7">{</text:span><text:span text:style-name="T8"> console</text:span><text:span text:style-name="T7">.</text:span><text:span text:style-name="T13">log</text:span><text:span text:style-name="T7">(this.</text:span><text:span text:style-name="T8">name</text:span><text:span text:style-name="T7">);</text:span><text:span text:style-name="T8"> </text:span><text:span text:style-name="T7">}</text:span><text:span text:style-name="T8"> <text:s/></text:span></text:p>
      <text:p text:style-name="P8"><text:span text:style-name="T3">};</text:span> <text:s/></text:p>
      <text:p text:style-name="P8"><text:span text:style-name="T6">setTimeout</text:span><text:span text:style-name="T3">(</text:span>obj<text:span text:style-name="T3">.</text:span><text:span text:style-name="T6">greet</text:span><text:span text:style-name="T3">.</text:span><text:span text:style-name="T6">bind</text:span><text:span text:style-name="T3">(</text:span>obj<text:span text:style-name="T3">),</text:span> <text:span text:style-name="T4">1000</text:span><text:span text:style-name="T3">);</text:span> <text:s/><text:span text:style-name="T5">// Fixes context <text:s/></text:span></text:p>
      <text:p text:style-name="Text_20_body"/>
      <text:p text:style-name="Text_20_body">The introduction of arrow functions changed this landscape by lexically binding this, often providing more predictable behavior. However, this means arrow functions aren't suitable for methods that need dynamic this binding.</text:p>
      <text:p text:style-name="Text_20_body"/>
      <text:p text:style-name="Text_20_body">The class syntax introduced in ES6 provides a more familiar way to implement object-oriented patterns. However, it's important to understand that these are syntactic sugar over JavaScript's prototypal inheritance system. Classes support:</text:p>
      <text:p text:style-name="P8"><text:span text:style-name="T3">class</text:span> <text:span text:style-name="T6">Person</text:span> <text:span text:style-name="T3">{</text:span> <text:s/></text:p>
      <text:p text:style-name="P9"><text:s text:c="2"/><text:span text:style-name="T13">constructor</text:span><text:span text:style-name="T7">(</text:span><text:span text:style-name="T8">name</text:span><text:span text:style-name="T7">)</text:span><text:span text:style-name="T8"> </text:span><text:span text:style-name="T7">{</text:span><text:span text:style-name="T8"> </text:span><text:span text:style-name="T7">this.</text:span><text:span text:style-name="T8">name </text:span><text:span text:style-name="T7">=</text:span><text:span text:style-name="T8"> name</text:span><text:span text:style-name="T7">;</text:span><text:span text:style-name="T8"> </text:span><text:span text:style-name="T7">}</text:span><text:span text:style-name="T8"> <text:s/></text:span></text:p>
      <text:p text:style-name="P9"><text:s text:c="2"/><text:span text:style-name="T13">greet</text:span><text:span text:style-name="T7">()</text:span><text:span text:style-name="T8"> </text:span><text:span text:style-name="T7">{</text:span><text:span text:style-name="T8"> console</text:span><text:span text:style-name="T7">.</text:span><text:span text:style-name="T13">log</text:span><text:span text:style-name="T7">(</text:span><text:span text:style-name="T9">`Hello, </text:span><text:span text:style-name="T7">${this.</text:span><text:span text:style-name="T8">name</text:span><text:span text:style-name="T7">}</text:span><text:span text:style-name="T9">!`</text:span><text:span text:style-name="T7">);</text:span><text:span text:style-name="T8"> </text:span><text:span text:style-name="T7">}</text:span><text:span text:style-name="T8"> <text:s/></text:span></text:p>
      <text:p text:style-name="P8"><text:span text:style-name="T3">}</text:span> <text:s/></text:p>
      <text:p text:style-name="P8"><text:span text:style-name="T3">const</text:span> alice <text:span text:style-name="T3">=</text:span> <text:span text:style-name="T3">new</text:span> <text:span text:style-name="T6">Person</text:span><text:span text:style-name="T3">(</text:span><text:span text:style-name="T11">'Alice'</text:span><text:span text:style-name="T3">);</text:span> <text:s/></text:p>
      <text:p text:style-name="P8">alice<text:span text:style-name="T3">.</text:span><text:span text:style-name="T6">greet</text:span><text:span text:style-name="T3">();</text:span> <text:s/></text:p>
      <text:p text:style-name="Text_20_body"/>
      <text:p text:style-name="Text_20_body">Constructor methods for instance initialization</text:p>
      <text:p text:style-name="Text_20_body">Method definitions on the prototype</text:p>
      <text:p text:style-name="P10">Static methods</text:p>
      <text:p text:style-name="P10"><text:soft-page-break/>Inheritance through the extends keyword</text:p>
      <text:p text:style-name="Text_20_body">While classes can be useful for organizing code, modern React development with hooks has reduced their necessity in many cases. Understanding them remains valuable for working with older codebases and certain Node.js patterns.</text:p>
      <text:h text:style-name="Heading_20_2" text:outline-level="2"><text:bookmark-start text:name="__RefHeading___Toc532_4110317715"/>Component State, Event Handlers<text:bookmark-end text:name="__RefHeading___Toc532_4110317715"/></text:h>
      <text:p text:style-name="Text_20_body">Let's return to working with React, starting with a simple example:</text:p>
      <text:p text:style-name="P13"><text:span text:style-name="T3">const</text:span> <text:span text:style-name="T6">Hello</text:span> <text:span text:style-name="T3">=</text:span> <text:span text:style-name="T3">(</text:span>props<text:span text:style-name="T3">)</text:span> <text:span text:style-name="T3">=&gt;</text:span> <text:span text:style-name="T3">{</text:span></text:p>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lt;</text:span><text:span text:style-name="T15">p</text:span><text:span text:style-name="T14">&gt;</text:span></text:p>
      <text:p text:style-name="P14"><text:s text:c="8"/><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p>
      <text:p text:style-name="P14"><text:s text:c="6"/><text:span text:style-name="T14">&lt;/</text:span><text:span text:style-name="T15">p</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p text:style-name="P16"/>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name </text:span><text:span text:style-name="T14">=</text:span><text:span text:style-name="T15"> </text:span><text:span text:style-name="T16">'Peter'</text:span></text:p>
      <text:p text:style-name="P14"><text:s text:c="2"/><text:span text:style-name="T14">const</text:span><text:span text:style-name="T15"> age </text:span><text:span text:style-name="T14">=</text:span><text:span text:style-name="T15"> </text:span><text:span text:style-name="T17">10</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lt;</text:span><text:span text:style-name="T15">h1</text:span><text:span text:style-name="T14">&gt;</text:span><text:span text:style-name="T15">Greetings</text:span><text:span text:style-name="T14">&lt;/</text:span><text:span text:style-name="T15">h1</text:span><text:span text:style-name="T14">&gt;</text:span></text:p>
      <text:p text:style-name="P14"><text:s text:c="6"/><text:span text:style-name="T14">&lt;</text:span><text:span text:style-name="T15">Hello name</text:span><text:span text:style-name="T14">=</text:span><text:span text:style-name="T16">"Maya"</text:span><text:span text:style-name="T15"> age</text:span><text:span text:style-name="T14">={</text:span><text:span text:style-name="T17">26</text:span><text:span text:style-name="T15"> </text:span><text:span text:style-name="T14">+</text:span><text:span text:style-name="T15"> </text:span><text:span text:style-name="T17">10</text:span><text:span text:style-name="T14">}</text:span><text:span text:style-name="T15"> </text:span><text:span text:style-name="T14">/&gt;</text:span></text:p>
      <text:p text:style-name="P14"><text:s text:c="6"/><text:span text:style-name="T14">&lt;</text:span><text:span text:style-name="T15">Hello name</text:span><text:span text:style-name="T14">={</text:span><text:span text:style-name="T15">name</text:span><text:span text:style-name="T14">}</text:span><text:span text:style-name="T15"> age</text:span><text:span text:style-name="T14">={</text:span><text:span text:style-name="T15">age</text:span><text:span text:style-name="T14">}</text:span><text:span text:style-name="T15"> </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4"><text:span text:style-name="T14">}</text:span></text:p>
      <text:p text:style-name="Text_20_body"/>
      <text:p text:style-name="Text_20_body">We can expand our Hello component to include logic for calculating the year of birth. The bornYear function demonstrates how helper functions within components can access props directly without needing them as parameters. This pattern is common in JavaScript, where functions can be nested and still access their parent's scope, unlike some other programming languages where this would be more complex.</text:p>
      <text:p text:style-name="P13"><text:span text:style-name="T3">const</text:span> <text:span text:style-name="T6">Hello</text:span> <text:span text:style-name="T3">=</text:span> <text:span text:style-name="T3">(</text:span>props<text:span text:style-name="T3">)</text:span> <text:span text:style-name="T3">=&gt;</text:span> <text:span text:style-name="T3">{</text:span></text:p>
      <text:p text:style-name="P14"><text:s text:c="2"/><text:span text:style-name="T14">const</text:span><text:span text:style-name="T15"> </text:span><text:span text:style-name="T18">bornYear</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4">const</text:span><text:span text:style-name="T15"> yearNow </text:span><text:span text:style-name="T14">=</text:span><text:span text:style-name="T15"> </text:span><text:span text:style-name="T14">new</text:span><text:span text:style-name="T15"> </text:span><text:span text:style-name="T18">Date</text:span><text:span text:style-name="T14">().</text:span><text:span text:style-name="T18">getFullYear</text:span><text:span text:style-name="T14">()</text:span></text:p>
      <text:p text:style-name="P14"><text:s text:c="4"/><text:span text:style-name="T14">return</text:span><text:span text:style-name="T15"> yearNow </text:span><text:span text:style-name="T14">-</text:span><text:span text:style-name="T15"> props</text:span><text:span text:style-name="T14">.</text:span><text:span text:style-name="T15">age</text:span></text:p>
      <text:p text:style-name="P14"><text:s text:c="2"/><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lt;</text:span><text:span text:style-name="T15">p</text:span><text:span text:style-name="T14">&gt;</text:span><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span text:style-name="T14">&lt;/</text:span><text:span text:style-name="T15">p</text:span><text:span text:style-name="T14">&gt;</text:span></text:p>
      <text:p text:style-name="P14"><text:s text:c="6"/><text:span text:style-name="T14">&lt;</text:span><text:span text:style-name="T15">p</text:span><text:span text:style-name="T14">&gt;</text:span><text:span text:style-name="T15">So you were probably born </text:span><text:span text:style-name="T14">in</text:span><text:span text:style-name="T15"> </text:span><text:span text:style-name="T14">{</text:span><text:span text:style-name="T18">bornYear</text:span><text:span text:style-name="T14">()}&lt;/</text:span><text:span text:style-name="T15">p</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4"><text:span text:style-name="T14">}</text:span></text:p>
      <text:p text:style-name="Text_20_body"/>
      <text:p text:style-name="Text_20_body">Destructuring allows us to extract values from objects and arrays more cleanly. In React components, this means we can avoid repetitive prop references. The examples show progressive <text:soft-page-break/>refinement from basic destructuring to directly unpacking props in the function parameters, making the code more concise and readable.</text:p>
      <text:p text:style-name="P17">// Step 1: Basic destructuring</text:p>
      <text:p text:style-name="P13"><text:span text:style-name="T3">const</text:span> <text:span text:style-name="T6">Hello</text:span> <text:span text:style-name="T3">=</text:span> <text:span text:style-name="T3">(</text:span>props<text:span text:style-name="T3">)</text:span> <text:span text:style-name="T3">=&gt;</text:span> <text:span text:style-name="T3">{</text:span></text:p>
      <text:p text:style-name="P14"><text:s text:c="2"/><text:span text:style-name="T14">const</text:span><text:span text:style-name="T15"> </text:span><text:span text:style-name="T14">{</text:span><text:span text:style-name="T15"> name</text:span><text:span text:style-name="T14">,</text:span><text:span text:style-name="T15"> age </text:span><text:span text:style-name="T14">}</text:span><text:span text:style-name="T15"> </text:span><text:span text:style-name="T14">=</text:span><text:span text:style-name="T15"> props</text:span></text:p>
      <text:p text:style-name="P14"><text:s text:c="2"/><text:span text:style-name="T19">// ...</text:span></text:p>
      <text:p text:style-name="P15">}</text:p>
      <text:p text:style-name="P16"/>
      <text:p text:style-name="P17">// Step 2: Direct parameter destructuring</text:p>
      <text:p text:style-name="P13"><text:span text:style-name="T3">const</text:span> <text:span text:style-name="T6">Hello</text:span> <text:span text:style-name="T3">=</text:span> <text:span text:style-name="T3">({</text:span> name<text:span text:style-name="T3">,</text:span> age <text:span text:style-name="T3">})</text:span> <text:span text:style-name="T3">=&gt;</text:span> <text:span text:style-name="T3">{</text:span></text:p>
      <text:p text:style-name="P14"><text:s text:c="2"/><text:span text:style-name="T19">// ...</text:span></text:p>
      <text:p text:style-name="P15">}</text:p>
      <text:h text:style-name="Heading_20_4" text:outline-level="4"/>
      <text:p text:style-name="Text_20_body">The counter example illustrates React's rendering behavior. Initially, we see a manual approach to force re-renders, which while educational, isn't how React applications are typically built. This leads us to React's state management system and the useState hook, which handles re-renders automatically when state changes.</text:p>
      <text:p text:style-name="P18"/>
      <text:p text:style-name="P17">// Manual re-rendering (not recommended)</text:p>
      <text:p text:style-name="P13"><text:span text:style-name="T3">let</text:span> counter <text:span text:style-name="T3">=</text:span> <text:span text:style-name="T4">1</text:span></text:p>
      <text:p text:style-name="P13"><text:span text:style-name="T3">const</text:span> <text:span text:style-name="T6">refresh</text:span> <text:span text:style-name="T3">=</text:span> <text:span text:style-name="T3">()</text:span> <text:span text:style-name="T3">=&gt;</text:span> <text:span text:style-name="T3">{</text:span></text:p>
      <text:p text:style-name="P14"><text:s text:c="2"/><text:span text:style-name="T15">root</text:span><text:span text:style-name="T14">.</text:span><text:span text:style-name="T18">render</text:span><text:span text:style-name="T14">(&lt;</text:span><text:span text:style-name="T15">App counter</text:span><text:span text:style-name="T14">={</text:span><text:span text:style-name="T15">counter</text:span><text:span text:style-name="T14">}</text:span><text:span text:style-name="T15"> </text:span><text:span text:style-name="T14">/&gt;)</text:span></text:p>
      <text:p text:style-name="P15">}</text:p>
      <text:p text:style-name="P16"/>
      <text:p text:style-name="P17">// Proper state management</text:p>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4"><text:s text:c="2"/><text:span text:style-name="T19">// ...</text:span></text:p>
      <text:p text:style-name="P15">}</text:p>
      <text:p text:style-name="P19"/>
      <text:p text:style-name="Text_20_body">The useState hook provides a way to add state to function components. When the state update function is called, React automatically re-renders the component with the new state value. The example demonstrates this with a counter that increments every second.</text:p>
      <text:p text:style-name="P13"><text:span text:style-name="T3">import</text:span> <text:span text:style-name="T3">{</text:span> useState <text:span text:style-name="T3">}</text:span> <text:span text:style-name="T3">from</text:span> <text:span text:style-name="T11">'react'</text:span></text:p>
      <text:p text:style-name="P16"/>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
      <text:p text:style-name="P14"><text:s text:c="2"/><text:span text:style-name="T18">setTimeout</text:span><text:span text:style-name="T14">(</text:span></text:p>
      <text:p text:style-name="P14"><text:s text:c="4"/><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p>
      <text:p text:style-name="P14"><text:s text:c="4"/><text:span text:style-name="T17">1000</text:span></text:p>
      <text:p text:style-name="P14"><text:s text:c="2"/><text:span text:style-name="T14">)</text:span></text:p>
      <text:p text:style-name="P16"/>
      <text:p text:style-name="P14"><text:s text:c="2"/><text:span text:style-name="T14">return</text:span><text:span text:style-name="T15"> </text:span><text:span text:style-name="T14">&lt;</text:span><text:span text:style-name="T15">div</text:span><text:span text:style-name="T14">&gt;{</text:span><text:span text:style-name="T15">counter</text:span><text:span text:style-name="T14">}&lt;/</text:span><text:span text:style-name="T15">div</text:span><text:span text:style-name="T14">&gt;</text:span></text:p>
      <text:p text:style-name="P15">}</text:p>
      <text:h text:style-name="Heading_20_4" text:outline-level="4"/>
      <text:p text:style-name="Text_20_body">Event handlers in React are similar to DOM events but with some syntactic differences. The key points are using camelCase naming and passing function references rather than function calls. The examples show both correct patterns and common mistakes to avoid.</text:p>
      <text:p text:style-name="P18"/>
      <text:p text:style-name="P18"><text:soft-page-break/></text:p>
      <text:p text:style-name="P17">// Correct: Passing function reference</text:p>
      <text:p text:style-name="P13"><text:span text:style-name="T3">&lt;</text:span>button onClick<text:span text:style-name="T3">={</text:span>handleClick<text:span text:style-name="T3">}&gt;</text:span></text:p>
      <text:p text:style-name="P16"/>
      <text:p text:style-name="P17">// Correct: Inline arrow function</text:p>
      <text:p text:style-name="P13"><text:span text:style-name="T3">&lt;</text:span>button onClick<text:span text:style-name="T3">={()</text:span> <text:span text:style-name="T3">=&gt;</text:span> <text:span text:style-name="T6">setCounter</text:span><text:span text:style-name="T3">(</text:span>counter <text:span text:style-name="T3">+</text:span> <text:span text:style-name="T4">1</text:span><text:span text:style-name="T3">)}&gt;</text:span></text:p>
      <text:p text:style-name="P16"/>
      <text:p text:style-name="P17">// Incorrect: Calling function immediately</text:p>
      <text:p text:style-name="P14"><text:span text:style-name="T14">&lt;</text:span><text:span text:style-name="T15">button onClick</text:span><text:span text:style-name="T14">={</text:span><text:span text:style-name="T18">setCounter</text:span><text:span text:style-name="T14">(</text:span><text:span text:style-name="T15">counter </text:span><text:span text:style-name="T14">+</text:span><text:span text:style-name="T15"> </text:span><text:span text:style-name="T17">1</text:span><text:span text:style-name="T14">)}&gt;</text:span></text:p>
      <text:p text:style-name="P19"/>
      <text:p text:style-name="Text_20_body">The counter application demonstrates proper component composition. State is managed in the parent component and passed down to children via props, while event handlers are passed down to allow children to communicate changes back up.</text:p>
      <text:p text:style-name="P13"><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P16"/>
      <text:p text:style-name="P13"><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4"><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5">)</text:p>
      <text:p text:style-name="P16"/>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p>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lt;</text:span><text:span text:style-name="T15">Display counter</text:span><text:span text:style-name="T14">={</text:span><text:span text:style-name="T15">counter</text:span><text:span text:style-name="T14">}</text:span><text:span text:style-name="T15"> </text:span><text:span text:style-name="T14">/&gt;</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span text:style-name="T15"> text</text:span><text:span text:style-name="T14">=</text:span><text:span text:style-name="T16">"plus"</text:span><text:span text:style-name="T15"> </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h text:style-name="Heading_20_4" text:outline-level="4"/>
      <text:p text:style-name="Text_20_body">Understanding React's rendering cycle is crucial. When state changes, React re-renders the component and its children. The examples include console.log statements to help visualize this process and understand the sequence of events.</text:p>
      <text:p text:style-name="P18"/>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4"><text:s text:c="2"/><text:span text:style-name="T15">console</text:span><text:span text:style-name="T14">.</text:span><text:span text:style-name="T18">log</text:span><text:span text:style-name="T14">(</text:span><text:span text:style-name="T16">'rendering...'</text:span><text:span text:style-name="T14">,</text:span><text:span text:style-name="T15"> counter</text:span><text:span text:style-name="T14">)</text:span></text:p>
      <text:p text:style-name="P16"/>
      <text:p text:style-name="P14"><text:s text:c="2"/><text:span text:style-name="T14">const</text:span><text:span text:style-name="T15"> </text:span><text:span text:style-name="T18">increaseByOne</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5">console</text:span><text:span text:style-name="T14">.</text:span><text:span text:style-name="T18">log</text:span><text:span text:style-name="T14">(</text:span><text:span text:style-name="T16">'increasing...'</text:span><text:span text:style-name="T14">)</text:span></text:p>
      <text:p text:style-name="P14"><text:s text:c="4"/><text:span text:style-name="T18">setCounter</text:span><text:span text:style-name="T14">(</text:span><text:span text:style-name="T15">counter </text:span><text:span text:style-name="T14">+</text:span><text:span text:style-name="T15"> </text:span><text:span text:style-name="T17">1</text:span><text:span text:style-name="T14">)</text:span></text:p>
      <text:p text:style-name="P14"><text:s text:c="2"/><text:span text:style-name="T14">}</text:span></text:p>
      <text:p text:style-name="P16"/>
      <text:p text:style-name="P14"><text:s text:c="2"/><text:span text:style-name="T19">// ...</text:span></text:p>
      <text:p text:style-name="P15">}</text:p>
      <text:h text:style-name="Heading_20_4" text:outline-level="4"/>
      <text:p text:style-name="Text_20_body">The chapter concludes by showing how to further refine components using destructuring and concise arrow function syntax. This makes the components more focused and easier to read while maintaining all functionality.</text:p>
      <text:p text:style-name="P18"/>
      <text:p text:style-name="P18"/>
      <text:p text:style-name="P17"><text:soft-page-break/>// Before refactoring</text:p>
      <text:p text:style-name="P13"><text:span text:style-name="T3">const</text:span> <text:span text:style-name="T6">Display</text:span> <text:span text:style-name="T3">=</text:span> <text:span text:style-name="T3">(</text:span>props<text:span text:style-name="T3">)</text:span> <text:span text:style-name="T3">=&gt;</text:span> <text:span text:style-name="T3">{</text:span></text:p>
      <text:p text:style-name="P14"><text:s text:c="2"/><text:span text:style-name="T14">return</text:span><text:span text:style-name="T15"> </text:span><text:span text:style-name="T14">&lt;</text:span><text:span text:style-name="T15">div</text:span><text:span text:style-name="T14">&gt;{</text:span><text:span text:style-name="T15">props</text:span><text:span text:style-name="T14">.</text:span><text:span text:style-name="T15">counter</text:span><text:span text:style-name="T14">}&lt;/</text:span><text:span text:style-name="T15">div</text:span><text:span text:style-name="T14">&gt;</text:span></text:p>
      <text:p text:style-name="P15">}</text:p>
      <text:p text:style-name="P16"/>
      <text:p text:style-name="P17">// After refactoring</text:p>
      <text:p text:style-name="P13"><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Text_20_body">The Button component undergoes similar refinement, demonstrating how proper destructuring and arrow functions can make components more declarative and easier to understand at a glance.</text:p>
      <text:p text:style-name="P13"><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4"><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5">)</text:p>
      <text:p text:style-name="Text_20_body"/>
      <text:h text:style-name="Heading_20_2" text:outline-level="2"><text:bookmark-start text:name="__RefHeading___Toc534_4110317715"/>Complex State Management<text:bookmark-end text:name="__RefHeading___Toc534_4110317715"/></text:h>
      <text:p text:style-name="Text_20_body">When applications require tracking multiple state values, we can use separate useState hooks for each value. The counter example below shows independent left and right counters:</text:p>
      <text:p text:style-name="P18"/>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4"><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left</text:span><text:span text:style-name="T14">}</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Left</text:span><text:span text:style-name="T14">(</text:span><text:span text:style-name="T15">left </text:span><text:span text:style-name="T14">+</text:span><text:span text:style-name="T15"> </text:span><text:span text:style-name="T17">1</text:span><text:span text:style-name="T14">)}&gt;</text:span><text:span text:style-name="T15">left</text:span><text:span text:style-name="T14">&lt;/</text:span><text:span text:style-name="T15">button</text:span><text:span text:style-name="T14">&gt;</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Right</text:span><text:span text:style-name="T14">(</text:span><text:span text:style-name="T15">right </text:span><text:span text:style-name="T14">+</text:span><text:span text:style-name="T15"> </text:span><text:span text:style-name="T17">1</text:span><text:span text:style-name="T14">)}&gt;</text:span><text:span text:style-name="T15">right</text:span><text:span text:style-name="T14">&lt;/</text:span><text:span text:style-name="T15">button</text:span><text:span text:style-name="T14">&gt;</text:span></text:p>
      <text:p text:style-name="P14"><text:s text:c="6"/><text:span text:style-name="T14">{</text:span><text:span text:style-name="T15">right</text:span><text:span text:style-name="T14">}</text:span></text:p>
      <text:p text:style-name="P14"><text:s text:c="4"/><text:span text:style-name="T14">&lt;/</text:span><text:span text:style-name="T15">div</text:span><text:span text:style-name="T14">&gt;</text:span></text:p>
      <text:p text:style-name="P14"><text:s text:c="2"/><text:span text:style-name="T14">)</text:span></text:p>
      <text:p text:style-name="P15">}</text:p>
      <text:p text:style-name="Text_20_body"/>
      <text:p text:style-name="Text_20_body">For related state values, we can combine them into a single state object. The spread operator helps update nested properties immutably:</text:p>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clicks</text:span><text:span text:style-name="T14">,</text:span><text:span text:style-name="T15"> setClicks</text:span><text:span text:style-name="T14">]</text:span><text:span text:style-name="T15"> </text:span><text:span text:style-name="T14">=</text:span><text:span text:style-name="T15"> </text:span><text:span text:style-name="T18">useState</text:span><text:span text:style-name="T14">({</text:span><text:span text:style-name="T15"> </text:span><text:span text:style-name="T14">left:</text:span><text:span text:style-name="T15"> </text:span><text:span text:style-name="T17">0</text:span><text:span text:style-name="T14">,</text:span><text:span text:style-name="T15"> </text:span><text:span text:style-name="T14">right:</text:span><text:span text:style-name="T15"> </text:span><text:span text:style-name="T17">0</text:span><text:span text:style-name="T15"> </text:span><text:span text:style-name="T14">})</text:span></text:p>
      <text:p text:style-name="P16"/>
      <text:p text:style-name="P14"><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left:</text:span><text:span text:style-name="T15"> clicks</text:span><text:span text:style-name="T14">.</text:span><text:span text:style-name="T15">left </text:span><text:span text:style-name="T14">+</text:span><text:span text:style-name="T15"> </text:span><text:span text:style-name="T17">1</text:span><text:span text:style-name="T15"> </text:span><text:span text:style-name="T14">})</text:span></text:p>
      <text:p text:style-name="P14"><text:s text:c="2"/><text:span text:style-name="T14">}</text:span></text:p>
      <text:p text:style-name="P16"/>
      <text:p text:style-name="P14"><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right:</text:span><text:span text:style-name="T15"> clicks</text:span><text:span text:style-name="T14">.</text:span><text:span text:style-name="T15">right </text:span><text:span text:style-name="T14">+</text:span><text:span text:style-name="T15"> </text:span><text:span text:style-name="T17">1</text:span><text:span text:style-name="T15"> </text:span><text:span text:style-name="T14">})</text:span></text:p>
      <text:p text:style-name="P14"><text:s text:c="2"/><text:span text:style-name="T14">}</text:span></text:p>
      <text:p text:style-name="P16"><text:s text:c="2"/></text:p>
      <text:p text:style-name="P14"><text:s text:c="2"/><text:span text:style-name="T19">// ... same return as before</text:span></text:p>
      <text:p text:style-name="P15">}</text:p>
      <text:h text:style-name="Heading_20_3" text:outline-level="3"/>
      <text:p text:style-name="Text_20_body">We can extend our counter to track all clicks in an array. Note how we use concat instead of push to maintain immutability:</text:p>
      <text:p text:style-name="P18"/>
      <text:p text:style-name="P13"><text:soft-page-break/><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4"><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4"><text:s text:c="2"/><text:span text:style-name="T14">const</text:span><text:span text:style-name="T15"> </text:span><text:span text:style-name="T14">[</text:span><text:span text:style-name="T15">allClicks</text:span><text:span text:style-name="T14">,</text:span><text:span text:style-name="T15"> setAll</text:span><text:span text:style-name="T14">]</text:span><text:span text:style-name="T15"> </text:span><text:span text:style-name="T14">=</text:span><text:span text:style-name="T15"> </text:span><text:span text:style-name="T18">useState</text:span><text:span text:style-name="T14">([])</text:span></text:p>
      <text:p text:style-name="P16"/>
      <text:p text:style-name="P14"><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8">setAll</text:span><text:span text:style-name="T14">(</text:span><text:span text:style-name="T15">allClicks</text:span><text:span text:style-name="T14">.</text:span><text:span text:style-name="T18">concat</text:span><text:span text:style-name="T14">(</text:span><text:span text:style-name="T16">'L'</text:span><text:span text:style-name="T14">))</text:span></text:p>
      <text:p text:style-name="P14"><text:s text:c="4"/><text:span text:style-name="T18">setLeft</text:span><text:span text:style-name="T14">(</text:span><text:span text:style-name="T15">left </text:span><text:span text:style-name="T14">+</text:span><text:span text:style-name="T15"> </text:span><text:span text:style-name="T17">1</text:span><text:span text:style-name="T14">)</text:span></text:p>
      <text:p text:style-name="P14"><text:s text:c="2"/><text:span text:style-name="T14">}</text:span></text:p>
      <text:p text:style-name="P16"/>
      <text:p text:style-name="P14"><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8">setAll</text:span><text:span text:style-name="T14">(</text:span><text:span text:style-name="T15">allClicks</text:span><text:span text:style-name="T14">.</text:span><text:span text:style-name="T18">concat</text:span><text:span text:style-name="T14">(</text:span><text:span text:style-name="T16">'R'</text:span><text:span text:style-name="T14">))</text:span></text:p>
      <text:p text:style-name="P14"><text:s text:c="4"/><text:span text:style-name="T18">setRight</text:span><text:span text:style-name="T14">(</text:span><text:span text:style-name="T15">right </text:span><text:span text:style-name="T14">+</text:span><text:span text:style-name="T15"> </text:span><text:span text:style-name="T17">1</text:span><text:span text:style-name="T14">)</text:span></text:p>
      <text:p text:style-name="P14"><text:s text:c="2"/><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left</text:span><text:span text:style-name="T14">}</text:span></text:p>
      <text:p text:style-name="P14"><text:s text:c="6"/><text:span text:style-name="T14">&lt;</text:span><text:span text:style-name="T15">button onClick</text:span><text:span text:style-name="T14">={</text:span><text:span text:style-name="T15">handleLeftClick</text:span><text:span text:style-name="T14">}&gt;</text:span><text:span text:style-name="T15">left</text:span><text:span text:style-name="T14">&lt;/</text:span><text:span text:style-name="T15">button</text:span><text:span text:style-name="T14">&gt;</text:span></text:p>
      <text:p text:style-name="P14"><text:s text:c="6"/><text:span text:style-name="T14">&lt;</text:span><text:span text:style-name="T15">button onClick</text:span><text:span text:style-name="T14">={</text:span><text:span text:style-name="T15">handleRightClick</text:span><text:span text:style-name="T14">}&gt;</text:span><text:span text:style-name="T15">right</text:span><text:span text:style-name="T14">&lt;/</text:span><text:span text:style-name="T15">button</text:span><text:span text:style-name="T14">&gt;</text:span></text:p>
      <text:p text:style-name="P14"><text:s text:c="6"/><text:span text:style-name="T14">{</text:span><text:span text:style-name="T15">right</text:span><text:span text:style-name="T14">}</text:span></text:p>
      <text:p text:style-name="P14"><text:s text:c="6"/><text:span text:style-name="T14">&lt;</text:span><text:span text:style-name="T15">p</text:span><text:span text:style-name="T14">&gt;{</text:span><text:span text:style-name="T15">allClicks</text:span><text:span text:style-name="T14">.</text:span><text:span text:style-name="T18">join</text:span><text:span text:style-name="T14">(</text:span><text:span text:style-name="T16">' '</text:span><text:span text:style-name="T14">)}&lt;/</text:span><text:span text:style-name="T15">p</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h text:style-name="Heading_20_3" text:outline-level="3"/>
      <text:p text:style-name="Text_20_body">State updates are asynchronous in React. When deriving new state from current state, we should use the most recent values:</text:p>
      <text:p text:style-name="P18"/>
      <text:p text:style-name="P17">// Problem: Uses potentially stale state</text:p>
      <text:p text:style-name="P13"><text:span text:style-name="T3">const</text:span> <text:span text:style-name="T6">handleLeftClick</text:span> <text:span text:style-name="T3">=</text:span> <text:span text:style-name="T3">()</text:span> <text:span text:style-name="T3">=&gt;</text:span> <text:span text:style-name="T3">{</text:span></text:p>
      <text:p text:style-name="P14"><text:s text:c="2"/><text:span text:style-name="T18">setLeft</text:span><text:span text:style-name="T14">(</text:span><text:span text:style-name="T15">left </text:span><text:span text:style-name="T14">+</text:span><text:span text:style-name="T15"> </text:span><text:span text:style-name="T17">1</text:span><text:span text:style-name="T14">)</text:span></text:p>
      <text:p text:style-name="P14"><text:s text:c="2"/><text:span text:style-name="T18">setTotal</text:span><text:span text:style-name="T14">(</text:span><text:span text:style-name="T15">left </text:span><text:span text:style-name="T14">+</text:span><text:span text:style-name="T15"> right</text:span><text:span text:style-name="T14">)</text:span><text:span text:style-name="T15"> </text:span><text:span text:style-name="T19">// May use outdated left value</text:span></text:p>
      <text:p text:style-name="P15">}</text:p>
      <text:p text:style-name="P16"/>
      <text:p text:style-name="P17">// Solution: Calculate using fresh values</text:p>
      <text:p text:style-name="P13"><text:span text:style-name="T3">const</text:span> <text:span text:style-name="T6">handleLeftClick</text:span> <text:span text:style-name="T3">=</text:span> <text:span text:style-name="T3">()</text:span> <text:span text:style-name="T3">=&gt;</text:span> <text:span text:style-name="T3">{</text:span></text:p>
      <text:p text:style-name="P14"><text:s text:c="2"/><text:span text:style-name="T14">const</text:span><text:span text:style-name="T15"> newLeft </text:span><text:span text:style-name="T14">=</text:span><text:span text:style-name="T15"> left </text:span><text:span text:style-name="T14">+</text:span><text:span text:style-name="T15"> </text:span><text:span text:style-name="T17">1</text:span></text:p>
      <text:p text:style-name="P14"><text:s text:c="2"/><text:span text:style-name="T18">setLeft</text:span><text:span text:style-name="T14">(</text:span><text:span text:style-name="T15">newLeft</text:span><text:span text:style-name="T14">)</text:span></text:p>
      <text:p text:style-name="P14"><text:s text:c="2"/><text:span text:style-name="T18">setTotal</text:span><text:span text:style-name="T14">(</text:span><text:span text:style-name="T15">newLeft </text:span><text:span text:style-name="T14">+</text:span><text:span text:style-name="T15"> right</text:span><text:span text:style-name="T14">)</text:span></text:p>
      <text:p text:style-name="P15">}</text:p>
      <text:h text:style-name="Heading_20_3" text:outline-level="3"/>
      <text:p text:style-name="Text_20_body">Components can render different output based on their state. This History component shows a message when no clicks have occurred:</text:p>
      <text:p text:style-name="P18"/>
      <text:p text:style-name="P13"><text:span text:style-name="T3">const</text:span> <text:span text:style-name="T6">History</text:span> <text:span text:style-name="T3">=</text:span> <text:span text:style-name="T3">({</text:span> allClicks <text:span text:style-name="T3">})</text:span> <text:span text:style-name="T3">=&gt;</text:span> <text:span text:style-name="T3">{</text:span></text:p>
      <text:p text:style-name="P14"><text:s text:c="2"/><text:span text:style-name="T14">if</text:span><text:span text:style-name="T15"> </text:span><text:span text:style-name="T14">(</text:span><text:span text:style-name="T15">allClicks</text:span><text:span text:style-name="T14">.</text:span><text:span text:style-name="T15">length </text:span><text:span text:style-name="T14">===</text:span><text:span text:style-name="T15"> </text:span><text:span text:style-name="T17">0</text:span><text:span text:style-name="T14">)</text:span><text:span text:style-name="T15"> </text:span><text:span text:style-name="T14">{</text:span></text:p>
      <text:p text:style-name="P14"><text:s text:c="4"/><text:span text:style-name="T14">return</text:span><text:span text:style-name="T15"> </text:span><text:span text:style-name="T14">&lt;</text:span><text:span text:style-name="T15">div</text:span><text:span text:style-name="T14">&gt;</text:span><text:span text:style-name="T15">No button presses yet</text:span><text:span text:style-name="T14">&lt;/</text:span><text:span text:style-name="T15">div</text:span><text:span text:style-name="T14">&gt;</text:span></text:p>
      <text:p text:style-name="P14"><text:s text:c="2"/><text:span text:style-name="T14">}</text:span></text:p>
      <text:p text:style-name="P14"><text:s text:c="2"/><text:span text:style-name="T14">return</text:span><text:span text:style-name="T15"> </text:span><text:span text:style-name="T14">&lt;</text:span><text:span text:style-name="T15">div</text:span><text:span text:style-name="T14">&gt;</text:span><text:span text:style-name="T15">Button press history</text:span><text:span text:style-name="T14">:</text:span><text:span text:style-name="T15"> </text:span><text:span text:style-name="T14">{</text:span><text:span text:style-name="T15">allClicks</text:span><text:span text:style-name="T14">.</text:span><text:span text:style-name="T18">join</text:span><text:span text:style-name="T14">(</text:span><text:span text:style-name="T16">' '</text:span><text:span text:style-name="T14">)}&lt;/</text:span><text:span text:style-name="T15">div</text:span><text:span text:style-name="T14">&gt;</text:span></text:p>
      <text:p text:style-name="P20"><text:span text:style-name="T14">}</text:span></text:p>
      <text:p text:style-name="Text_20_body"/>
      <text:p text:style-name="Text_20_body"><text:soft-page-break/>Effective debugging involves multiple approaches. Console logging helps inspect values during execution, while React DevTools provides component hierarchy visualization. The debugger statement pauses execution for inspection, and error messages should always be addressed immediately rather than ignored.</text:p>
      <text:p text:style-name="Text_20_body">Proper event handling requires passing function references rather than invocations. Correct patterns include arrow functions or pre-defined handlers:</text:p>
      <text:p text:style-name="P18"/>
      <text:p text:style-name="P17">// Correct</text:p>
      <text:p text:style-name="P13"><text:span text:style-name="T3">&lt;</text:span>button onClick<text:span text:style-name="T3">={()</text:span> <text:span text:style-name="T3">=&gt;</text:span> <text:span text:style-name="T6">setValue</text:span><text:span text:style-name="T3">(</text:span><text:span text:style-name="T4">0</text:span><text:span text:style-name="T3">)}&gt;</text:span>Reset<text:span text:style-name="T3">&lt;/</text:span>button<text:span text:style-name="T3">&gt;</text:span></text:p>
      <text:p text:style-name="P13"><text:span text:style-name="T3">&lt;</text:span>button onClick<text:span text:style-name="T3">={</text:span>handleReset<text:span text:style-name="T3">}&gt;</text:span>Reset<text:span text:style-name="T3">&lt;/</text:span>button<text:span text:style-name="T3">&gt;</text:span></text:p>
      <text:p text:style-name="P16"/>
      <text:p text:style-name="P17">// Incorrect</text:p>
      <text:p text:style-name="P13"><text:span text:style-name="T3">&lt;</text:span>button onClick<text:span text:style-name="T3">={</text:span><text:span text:style-name="T6">setValue</text:span><text:span text:style-name="T3">(</text:span><text:span text:style-name="T4">0</text:span><text:span text:style-name="T3">)}&gt;</text:span>Reset<text:span text:style-name="T3">&lt;/</text:span>button<text:span text:style-name="T3">&gt;</text:span> <text:span text:style-name="T5">// Calls immediately</text:span></text:p>
      <text:h text:style-name="Heading_20_3" text:outline-level="3"/>
      <text:p text:style-name="Text_20_body">Hooks must follow specific usage rules. They should only be called at the top level of components (not in loops/conditions) and maintain consistent order between renders. The eslint-plugin-react-hooks helps enforce these rules during development.</text:p>
      <text:p text:style-name="Text_20_body"/>
      <text:p text:style-name="Text_20_body">Event handlers in React can be defined using a function that returns another function. This pattern, while not essential for basic React development, demonstrates JavaScript's flexibility with higher-order functions. The key insight is that when we assign <text:span text:style-name="Source_20_Text">onClick={hello()}</text:span>, we're actually assigning the function that hello() returns, not making a direct function call as an event handler. This works because the outer function executes during rendering and returns the actual handler function that will be called on click events.</text:p>
      <text:p text:style-name="P18"/>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6"/>
      <text:p text:style-name="P14"><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4"><text:s text:c="4"/><text:span text:style-name="T14">const</text:span><text:span text:style-name="T15"> </text:span><text:span text:style-name="T18">handler</text:span><text:span text:style-name="T15"> </text:span><text:span text:style-name="T14">=</text:span><text:span text:style-name="T15"> </text:span><text:span text:style-name="T14">()</text:span><text:span text:style-name="T15"> </text:span><text:span text:style-name="T14">=&gt;</text:span><text:span text:style-name="T15"> console</text:span><text:span text:style-name="T14">.</text:span><text:span text:style-name="T18">log</text:span><text:span text:style-name="T14">(</text:span><text:span text:style-name="T16">'hello world'</text:span><text:span text:style-name="T14">)</text:span></text:p>
      <text:p text:style-name="P14"><text:s text:c="4"/><text:span text:style-name="T14">return</text:span><text:span text:style-name="T15"> handler</text:span></text:p>
      <text:p text:style-name="P14"><text:s text:c="2"/><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value</text:span><text:span text:style-name="T14">}</text:span></text:p>
      <text:p text:style-name="P14"><text:s text:c="6"/><text:span text:style-name="T14">&lt;</text:span><text:span text:style-name="T15">button onClick</text:span><text:span text:style-name="T14">={</text:span><text:span text:style-name="T18">hello</text:span><text:span text:style-name="T14">()}&gt;</text:span><text:span text:style-name="T15">button</text:span><text:span text:style-name="T14">&lt;/</text:span><text:span text:style-name="T15">button</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p text:style-name="Text_20_body"/>
      <text:p text:style-name="Text_20_body">We can extend this pattern to create parameterized handler factories. The hello function takes a parameter and returns a customized handler function for each button. Each button gets its own version of the handler with the appropriate parameter value preserved through closure.</text:p>
      <text:p text:style-name="P18"/>
      <text:p text:style-name="P18"/>
      <text:p text:style-name="P18"/>
      <text:p text:style-name="P13"><text:soft-page-break/><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6"/>
      <text:p text:style-name="P14"><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who</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4"><text:s text:c="4"/><text:span text:style-name="T15">console</text:span><text:span text:style-name="T14">.</text:span><text:span text:style-name="T18">log</text:span><text:span text:style-name="T14">(</text:span><text:span text:style-name="T16">'hello'</text:span><text:span text:style-name="T14">,</text:span><text:span text:style-name="T15"> who</text:span><text:span text:style-name="T14">)</text:span></text:p>
      <text:p text:style-name="P14"><text:s text:c="2"/><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value</text:span><text:span text:style-name="T14">}</text:span></text:p>
      <text:p text:style-name="P14"><text:s text:c="6"/><text:span text:style-name="T14">&lt;</text:span><text:span text:style-name="T15">button onClick</text:span><text:span text:style-name="T14">={</text:span><text:span text:style-name="T18">hello</text:span><text:span text:style-name="T14">(</text:span><text:span text:style-name="T16">'world'</text:span><text:span text:style-name="T14">)}&gt;</text:span><text:span text:style-name="T15">button</text:span><text:span text:style-name="T14">&lt;/</text:span><text:span text:style-name="T15">button</text:span><text:span text:style-name="T14">&gt;</text:span></text:p>
      <text:p text:style-name="P14"><text:s text:c="6"/><text:span text:style-name="T14">&lt;</text:span><text:span text:style-name="T15">button onClick</text:span><text:span text:style-name="T14">={</text:span><text:span text:style-name="T18">hello</text:span><text:span text:style-name="T14">(</text:span><text:span text:style-name="T16">'react'</text:span><text:span text:style-name="T14">)}&gt;</text:span><text:span text:style-name="T15">button</text:span><text:span text:style-name="T14">&lt;/</text:span><text:span text:style-name="T15">button</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h text:style-name="Heading_20_3" text:outline-level="3"/>
      <text:p text:style-name="Text_20_body">This function-returning-function pattern becomes particularly useful for creating reusable state handlers. The setToValue function acts as a factory that generates click handlers pre-configured with specific values. This approach can make code more declarative when dealing with multiple similar state transitions.</text:p>
      <text:p text:style-name="P18"/>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6"><text:s text:c="2"/></text:p>
      <text:p text:style-name="P14"><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4"><text:s text:c="4"/><text:span text:style-name="T18">setValue</text:span><text:span text:style-name="T14">(</text:span><text:span text:style-name="T15">newValue</text:span><text:span text:style-name="T14">)</text:span></text:p>
      <text:p text:style-name="P14"><text:s text:c="2"/><text:span text:style-name="T14">}</text:span></text:p>
      <text:p text:style-name="P16"><text:s text:c="2"/></text:p>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value</text:span><text:span text:style-name="T14">}</text:span></text:p>
      <text:p text:style-name="P14"><text:s text:c="6"/><text:span text:style-name="T14">&lt;</text:span><text:span text:style-name="T15">button onClick</text:span><text:span text:style-name="T14">={</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4"><text:s text:c="6"/><text:span text:style-name="T14">&lt;</text:span><text:span text:style-name="T15">button onClick</text:span><text:span text:style-name="T14">={</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5">}</text:p>
      <text:p text:style-name="Text_20_body"/>
      <text:p text:style-name="Text_20_body">However, the same functionality can often be achieved more simply using inline arrow functions. This alternative approach is more straightforward and may be preferable for simpler cases, though both patterns are valid and useful in different situations.</text:p>
      <text:p text:style-name="P21"/>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6"/>
      <text:p text:style-name="P14"><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p>
      <text:p text:style-name="P14"><text:s text:c="4"/><text:span text:style-name="T18">setValue</text:span><text:span text:style-name="T14">(</text:span><text:span text:style-name="T15">newValue</text:span><text:span text:style-name="T14">)</text:span></text:p>
      <text:p text:style-name="P14"><text:s text:c="2"/><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text:span><text:span text:style-name="T15">value</text:span><text:span text:style-name="T14">}</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4"><text:soft-page-break/><text:s text:c="4"/><text:span text:style-name="T14">&lt;/</text:span><text:span text:style-name="T15">div</text:span><text:span text:style-name="T14">&gt;</text:span></text:p>
      <text:p text:style-name="P14"><text:s text:c="2"/><text:span text:style-name="T14">)</text:span></text:p>
      <text:p text:style-name="P15">}</text:p>
      <text:h text:style-name="Heading_20_3" text:outline-level="3"/>
      <text:p text:style-name="Text_20_body">Proper component structure is crucial for maintainable React applications. Components should be defined at the module level rather than inside other components. This ensures they are not recreated on each render and can be properly optimized by React. The Display and Button components are defined separately and receive all their data and behavior through props.</text:p>
      <text:p text:style-name="P18"/>
      <text:p text:style-name="P13"><text:span text:style-name="T3">const</text:span> <text:span text:style-name="T6">Display</text:span> <text:span text:style-name="T3">=</text:span> <text:span text:style-name="T3">({</text:span> value <text:span text:style-name="T3">})</text:span> <text:span text:style-name="T3">=&gt;</text:span> <text:span text:style-name="T3">&lt;</text:span>div<text:span text:style-name="T3">&gt;{</text:span>value<text:span text:style-name="T3">}&lt;/</text:span>div<text:span text:style-name="T3">&gt;</text:span></text:p>
      <text:p text:style-name="P16"/>
      <text:p text:style-name="P13"><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4"><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5">)</text:p>
      <text:p text:style-name="P16"/>
      <text:p text:style-name="P13"><text:span text:style-name="T3">const</text:span> <text:span text:style-name="T6">App</text:span> <text:span text:style-name="T3">=</text:span> <text:span text:style-name="T3">()</text:span> <text:span text:style-name="T3">=&gt;</text:span> <text:span text:style-name="T3">{</text:span></text:p>
      <text:p text:style-name="P14"><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6"/>
      <text:p text:style-name="P14"><text:s text:c="2"/><text:span text:style-name="T14">return</text:span><text:span text:style-name="T15"> </text:span><text:span text:style-name="T14">(</text:span></text:p>
      <text:p text:style-name="P14"><text:s text:c="4"/><text:span text:style-name="T14">&lt;</text:span><text:span text:style-name="T15">div</text:span><text:span text:style-name="T14">&gt;</text:span></text:p>
      <text:p text:style-name="P14"><text:s text:c="6"/><text:span text:style-name="T14">&lt;</text:span><text:span text:style-name="T15">Display value</text:span><text:span text:style-name="T14">={</text:span><text:span text:style-name="T15">value</text:span><text:span text:style-name="T14">}</text:span><text:span text:style-name="T15"> </text:span><text:span text:style-name="T14">/&gt;</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1000</text:span><text:span text:style-name="T14">)}</text:span><text:span text:style-name="T15"> text</text:span><text:span text:style-name="T14">=</text:span><text:span text:style-name="T16">"thousand"</text:span><text:span text:style-name="T15"> </text:span><text:span text:style-name="T14">/&gt;</text:span></text:p>
      <text:p text:style-name="P14"><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0</text:span><text:span text:style-name="T14">)}</text:span><text:span text:style-name="T15"> text</text:span><text:span text:style-name="T14">=</text:span><text:span text:style-name="T16">"reset"</text:span><text:span text:style-name="T15"> </text:span><text:span text:style-name="T14">/&gt;</text:span></text:p>
      <text:p text:style-name="P14"><text:s text:c="4"/><text:span text:style-name="T14">&lt;/</text:span><text:span text:style-name="T15">div</text:span><text:span text:style-name="T14">&gt;</text:span></text:p>
      <text:p text:style-name="P14"><text:s text:c="2"/><text:span text:style-name="T14">)</text:span></text:p>
      <text:p text:style-name="P14"><text:span text:style-name="T14">}</text:span></text:p>
      <text:p text:style-name="P22"/>
      <text:p text:style-name="P22">Effective React development requires disciplined debugging practices. The browser's developer tools should remain open during development, with particular attention to the Console tab. Strategic use of console.log statements helps track component behavior and state changes. Errors should be addressed immediately rather than accumulating. When seeking help, provide clear descriptions of the problem and what troubleshooting steps have already been taken.</text:p>
      <text:p text:style-name="P23">When using AI coding assistants, maintain a critical perspective. All generated code should be carefully reviewed and understood. Watch for potential issues like code duplication or inefficient patterns. While these tools can accelerate development, the programmer remains ultimately responsible for the quality and correctness of the code. The fundamental principle remains: write code you fully understand, as debugging complex systems requires deeper knowledge than their initial implementation.</text:p>
      <text:h text:style-name="Heading_20_1" text:outline-level="1"><text:bookmark-start text:name="__RefHeading___Toc536_4110317715"/>Part 2<text:bookmark-end text:name="__RefHeading___Toc536_411031771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7:11:29.518000000</meta:creation-date>
    <dc:date>2025-03-27T18:50:19.987000000</dc:date>
    <meta:editing-duration>PT3H52M2S</meta:editing-duration>
    <meta:editing-cycles>4</meta:editing-cycles>
    <meta:generator>LibreOffice/24.8.5.2$Windows_X86_64 LibreOffice_project/fddf2685c70b461e7832239a0162a77216259f22</meta:generator>
    <meta:document-statistic meta:table-count="0" meta:image-count="0" meta:object-count="0" meta:page-count="19" meta:paragraph-count="418" meta:word-count="4894" meta:character-count="33503" meta:non-whitespace-character-count="28391"/>
  </office:meta>
</office:document-meta>
</file>